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662cm" presentation:class="title" presentation:user-transformed="true">
          <draw:text-box>
            <text:p>Yes, you CAN… use Controller Area Network for non-Automotive Application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andy Glenn</text:p>
              </text:list-item>
              <text:list-item>
                <text:p>Canadian guy</text:p>
              </text:list-item>
              <text:list-item>
                <text:p>Embedded Systems</text:p>
              </text:list-item>
              <text:list-item>
                <text:p>Other Stuff To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are we cover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CAN</text:p>
              </text:list-item>
              <text:list-item>
                <text:p>Why you should use it</text:p>
              </text:list-item>
              <text:list-item>
                <text:p>How it works</text:p>
              </text:list-item>
              <text:list-item>
                <text:p>An example applic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we aren’t cover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t some car-specific stuff here</text:p>
              </text:list-item>
              <text:list-item>
                <text:p>CANopen</text:p>
              </text:list-item>
              <text:list-item>
                <text:p>CAN-FD</text:p>
              </text:list-item>
              <text:list-item>
                <text:p>Security implications</text:p>
              </text:list-item>
              <text:list-item>
                <text:p>Basically: if you design or break ECUs, this will bore you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C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roller Area Network</text:p>
              </text:list-item>
              <text:list-item>
                <text:p>Designed by Bosch in the late 1980s for cars</text:p>
              </text:list-item>
              <text:list-item>
                <text:p>Adopted by the industry as part of ODB-II</text:p>
              </text:list-item>
              <text:list-item>
                <text:p>Expanded to avionics, industrial automation, spacecraft, and pinball machin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should we use i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ferential bus → <text:span text:style-name="T1">Resists electrical noise</text:span></text:p>
              </text:list-item>
              <text:list-item>
                <text:p><text:span text:style-name="T2">Built-in addressing → </text:span><text:span text:style-name="T1">Protocol headaches are handled</text:span></text:p>
              </text:list-item>
              <text:list-item>
                <text:p><text:span text:style-name="T2">Has error checking and retransmission → </text:span><text:span text:style-name="T1">Protocol headaches are handled</text:span></text:p>
              </text:list-item>
              <text:list-item>
                <text:p><text:span text:style-name="T2">Wide industry support → </text:span><text:span text:style-name="T1">Lots of parts from many suppliers</text:span></text:p>
              </text:list-item>
              <text:list-item>
                <text:p><text:span text:style-name="T2">Linux support built in → </text:span><text:span text:style-name="T1">Easy to interface to bigger systems</text:span></text:p>
              </text:list-item>
              <text:list-item>
                <text:p><text:span text:style-name="T2">Tools available → </text:span><text:span text:style-name="T1">You can debug your syste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How does it work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CAN transceiver: connects to the wire, handles voltage levels</text:span></text:p>
              </text:list-item>
              <text:list-item>
                <text:p><text:span text:style-name="T2">CAN controller: connects to transceiver, handles actual protocol</text:span></text:p>
              </text:list-item>
              <text:list-item>
                <text:p><text:span text:style-name="T2">Controller sends and receives </text:span><text:span text:style-name="T1">frames</text:span><text:span text:style-name="T2"> (packets)</text:span></text:p>
              </text:list-item>
              <text:list-item>
                <text:p><text:span text:style-name="T2">Frames have 11-bit or 29-bit </text:span><text:span text:style-name="T1">identifier</text:span><text:span text:style-name="T2"> (your choice), and up to </text:span><text:span text:style-name="T1">8 bytes of 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2">Something about different types of frames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2">Probably more about different types of frames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2">A slide about how ID fields work, and recessive vs dominant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How is this wire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Our weird contrived exampl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Halloween doorbell</text:span></text:p>
              </text:list-item>
              <text:list-item>
                <text:p><text:span text:style-name="T2">We have a button that people push</text:span></text:p>
              </text:list-item>
              <text:list-item>
                <text:p><text:span text:style-name="T2">We want to set off scary ligh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Butt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ends a data frame when pushed, and another when released</text:span></text:p>
              </text:list-item>
              <text:list-item>
                <text:p><text:span text:style-name="T2">We’ll say an ID of 0x001, and 1 byte of data – 0x01 if pushed, 0x00 if releas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Button’s Cod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ode go he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Ligh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Waits for a message from the button</text:span></text:p>
              </text:list-item>
              <text:list-item>
                <text:p><text:span text:style-name="T2">We’ll use a filter for that</text:span></text:p>
              </text:list-item>
              <text:list-item>
                <text:p><text:span text:style-name="T2">When the button is pushed, we’ll set off an animation on the ligh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Lights Cod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ode go he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Wiring diagram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2">Add a wrinkle: detect if they’re on the ma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Another MCU with a force sensitive resistor</text:span></text:p>
              </text:list-item>
              <text:list-item>
                <text:p><text:span text:style-name="T2">We’ll send a request frame to it, and it will send a response indicating if someone’s there or no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he code for the ma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ode go he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New wiring diagram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20:56:23.262373757</meta:creation-date>
    <dc:date>2024-09-14T21:14:22.771366022</dc:date>
    <meta:editing-duration>PT6M28S</meta:editing-duration>
    <meta:editing-cycles>1</meta:editing-cycles>
    <meta:document-statistic meta:object-count="101"/>
    <meta:generator>LibreOffice/24.2.6.2$Linux_X86_64 LibreOffice_project/420$Build-2</meta:generator>
  </office:meta>
</office:document-meta>
</file>